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a40" officeooo:paragraph-rsid="000f5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e Umutesi</text:p>
      <text:p text:style-name="Standard">10:07 AM</text:p>
      <text:p text:style-name="Standard">let myName = 'Grace' let weight= 100 let height =1.65 let bmi= weight/height**2 //we are calculating the bmi console.log(bmi) switch (bmi){ case (bmi&gt;=30 &amp;&amp; bmi&gt;25): console.log(`your bmi is ${bmi} you need workout a lot`) break; case bmi&lt;30 &amp;&amp; bmi&gt;=25: console.log(`your bmi is ${bmi} you need workout a lot`) break; case bmi&lt;=24 &amp;&amp; bmi&gt;=18: console.log(`your bmi is ${bmi} you are normal`) break; case bmi&lt;18: console.log(`your bmi is ${bmi} you need to eat mo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0:08:34.122295473</meta:creation-date>
    <dc:date>2022-05-31T10:18:44.129426152</dc:date>
    <meta:editing-duration>PT10M11S</meta:editing-duration>
    <meta:editing-cycles>1</meta:editing-cycles>
    <meta:document-statistic meta:table-count="0" meta:image-count="0" meta:object-count="0" meta:page-count="1" meta:paragraph-count="3" meta:word-count="76" meta:character-count="483" meta:non-whitespace-character-count="410"/>
    <meta:generator>LibreOffice/6.4.7.2$Linux_X86_64 LibreOffice_project/40$Build-2</meta:generator>
  </office:meta>
</office:document-meta>
</file>